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2.22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13cm" svg:height="1.195cm" svg:x="1.587cm" svg:y="1.635cm">
          <draw:text-box>
            <text:p text:style-name="P1"><text:span text:style-name="T1">RULES</text:span></text:p>
          </draw:text-box>
        </draw:frame>
        <draw:frame draw:style-name="gr2" draw:text-style-name="P3" draw:layer="layout" svg:width="18.415cm" svg:height="22.475cm" svg:x="1.635cm" svg:y="4.175cm">
          <draw:text-box>
            <text:p text:style-name="P3"><text:span text:style-name="T2">A <text:s/>B </text:span><text:span text:style-name="T2"><text:s/>C → Diagnosis 1</text:span></text:p>
            <text:p text:style-name="P3"><text:span text:style-name="T2"/></text:p>
            <text:p text:style-name="P3"><text:span text:style-name="T2">A <text:s/>F → Diagnosis 2</text:span></text:p>
            <text:p text:style-name="P3"><text:span text:style-name="T2"/></text:p>
            <text:p text:style-name="P3"><text:span text:style-name="T2">B <text:s/>E <text:s/>(J or K) → Diagnosis 3</text:span></text:p>
            <text:p text:style-name="P3"><text:span text:style-name="T2"/></text:p>
            <text:p text:style-name="P3"><text:span text:style-name="T2">A <text:s/>B <text:s/>G → Diagnosis 4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7-15T11:06:47</meta:creation-date>
    <dc:date>2008-07-15T11:18:10</dc:date>
    <meta:editing-duration>PT00H09M00S</meta:editing-duration>
    <meta:editing-cycles>2</meta:editing-cycles>
    <meta:generator>OpenOffice.org/3.0_Beta$Linux OpenOffice.org_project/300m2$Build-9301</meta:generator>
    <meta:document-statistic meta:object-count="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